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officeooo:rsid="00106a04" officeooo:paragraph-rsid="00106a04" style:font-size-asian="14pt" style:font-size-complex="14pt"/>
    </style:style>
    <style:style style:name="P2" style:family="paragraph" style:parent-style-name="Standard">
      <style:text-properties style:font-name="Arial" fo:font-size="14pt" fo:font-weight="bold" officeooo:rsid="00106a04" officeooo:paragraph-rsid="00106a04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tratar un tour:</text:p>
      <text:p text:style-name="P1">Proceso por el cual un cliente define el destino, las excursiones y el traslado. Se fijan las condiciones de servicio y se entrega una chequera de pago en caso de estar todo bien, caso contrario,se descarta el contrato.</text:p>
      <text:p text:style-name="P1"></text:p>
      <text:p text:style-name="P2">Abonar cuota:</text:p>
      <text:p text:style-name="P1">Mensualmente, el cliente deberá pagar cada una de sus cuotas, en efectivo o con tarjeta de crédito a una entidad bancaria de la empresa.</text:p>
      <text:p text:style-name="P1">Antes que nada, se deberá el importe a pagar en dicha fecha.</text:p>
      <text:p text:style-name="P1">En caso de pagar por efectivo, se deberá sellar el talón correspondiente a la fecha.</text:p>
      <text:p text:style-name="P1">En el caso de que se page con tarjeta de crédito, se deberá chequear la misma por teléfono y confeccionar el cupón de pago respectivo y entregar el original.</text:p>
      <text:p text:style-name="P1"></text:p>
      <text:p text:style-name="P2">Verificar estado del tour:</text:p>
      <text:p text:style-name="P1">El cliente podrá chequear el estado del tour en todo momento. Esto implica, darle información de el estado del traslado, las reservas hoteleras, las excursiones y de los pagos hechos hasta el momento.</text:p>
      <text:p text:style-name="P1"></text:p>
      <text:p text:style-name="P2">Retirar talonario:</text:p>
      <text:p text:style-name="P1">Antes de que el cliente efectúe el tour, deberá retirar el talón con todas las órdenes de servicio para los hoteles, excursiones y pasajes correspondientes. </text:p>
      <text:p text:style-name="P1">Antes de entregar el talonario, se deberá corroborar que el cliente tenga todas sus cuotas pagas mediante la chequera sellada.</text:p>
      <text:p text:style-name="P1"></text:p>
      <text:p text:style-name="P2">Devolución de pagos:</text:p>
      <text:p text:style-name="P1">En caso de que el cliente haya pagado el tour y no se le pueda brindar el servicio que requiere, se le deberá devolver el pago completo.</text:p>
      <text:p text:style-name="P1">Antes de devolverlo, se deberá chequear el monto que dice la chequera y sus pagos hechos.</text:p>
      <text:p text:style-name="P1"></text:p>
      <text:p text:style-name="P2">Reservar servicios:</text:p>
      <text:p text:style-name="P1">Luego de que el cliente haya pedido el servicio, se deberá proceder a reservar los mismos (reservas hoteleras, contratación de excursiones y reserva de vuelos y micros).</text:p>
      <text:p text:style-name="P1">En caso de que los prestadores presenten modificaciones (cambios, demoras y anulaciones), se deberá cancelar la reserva.</text:p>
      <text:p text:style-name="P1"></text:p>
      <text:p text:style-name="P2">Armar tour:</text:p>
      <text:p text:style-name="P1">En caso en que los prestadores presenten modificaciones (cambios, demoras y anulaciones), se deberán armar nuevos tours con la información nueva.</text:p>
      <text:p text:style-name="P1"></text:p>
      <text:p text:style-name="P2"><text:soft-page-break/>Notificar novedades:</text:p>
      <text:p text:style-name="P1">En caso en que los prestadores presenten modificaciones (cambios, demoras y anulaciones) y se vean afectadas los requerimientos de los clientes, se les deberá comunicar los mismos.</text:p>
      <text:p text:style-name="P1">En este caso, los clientes deberán reconfirmar los pedidos, cambiarlos o efectuar anulaciones.</text:p>
      <text:p text:style-name="P1"></text:p>
      <text:p text:style-name="P2">Enviar promociones y ofertas:</text:p>
      <text:p text:style-name="P1">Mensualmente, se deberá informar a los antiguos clientes de las promociones actuales y de las ofertas.</text:p>
      <text:p text:style-name="P1"></text:p>
      <text:p text:style-name="P2">Mantener Cliente:</text:p>
      <text:p text:style-name="P1">Se deberá tener actualizado el registro de los clientes, para poder conservar el contacto. Esto implicar estar informado y mantener comunicación por medio de fax, correo, e-mail u otro tipo.</text:p>
      <text:p text:style-name="P1"></text:p>
      <text:p text:style-name="P2">Mantener tour: </text:p>
      <text:p text:style-name="P1">Se deberá tener actualizado el registro de los tours, para poder tener actualizadas las ofertas. Esto implica tener comunicación con los proveedores de servici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1T19:18:13.324936438</meta:creation-date>
    <dc:date>2015-10-01T19:20:47.768836675</dc:date>
    <meta:editing-duration>P0D</meta:editing-duration>
    <meta:editing-cycles>1</meta:editing-cycles>
    <meta:document-statistic meta:table-count="0" meta:image-count="0" meta:object-count="0" meta:page-count="2" meta:paragraph-count="39" meta:word-count="442" meta:character-count="2770" meta:non-whitespace-character-count="2317"/>
    <meta:generator>LibreOffice/4.2.8.2$Linux_x86 LibreOffice_project/420m0$Build-2</meta:generator>
  </office:meta>
</office:document-meta>
</file>